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style:text-properties style:font-name="Droid Sans Mono" officeooo:rsid="003ddaba" officeooo:paragraph-rsid="003ddaba"/>
    </style:style>
    <style:style style:name="P3" style:family="paragraph" style:parent-style-name="Standard">
      <style:paragraph-properties fo:margin-top="0in" fo:margin-bottom="0in" loext:contextual-spacing="false" fo:line-height="100%" fo:text-align="start" style:justify-single-word="false"/>
      <style:text-properties style:font-name="Droid Sans Mono" officeooo:rsid="003ddaba" officeooo:paragraph-rsid="003ddaba"/>
    </style:style>
    <style:style style:name="P4" style:family="paragraph" style:parent-style-name="Standard">
      <style:paragraph-properties fo:margin-top="0in" fo:margin-bottom="0in" loext:contextual-spacing="false" fo:line-height="100%"/>
      <style:text-properties style:font-name="Droid Sans Mono" officeooo:rsid="003e9577" officeooo:paragraph-rsid="003e9577"/>
    </style:style>
    <style:style style:name="P5" style:family="paragraph" style:parent-style-name="Standard">
      <style:paragraph-properties fo:margin-top="0in" fo:margin-bottom="0in" loext:contextual-spacing="false" fo:line-height="100%" fo:text-align="start" style:justify-single-word="false"/>
      <style:text-properties style:font-name="Droid Sans Mono" officeooo:rsid="003e9577" officeooo:paragraph-rsid="003e9577"/>
    </style:style>
    <style:style style:name="P6" style:family="paragraph" style:parent-style-name="Text_20_body">
      <style:paragraph-properties fo:text-align="start" style:justify-single-word="false"/>
      <style:text-properties style:font-name="Open Sans1" fo:font-style="italic" fo:font-weight="normal" officeooo:rsid="001d934b" officeooo:paragraph-rsid="001d934b"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style:font-name="Open Sans1" officeooo:paragraph-rsid="002a8d2f"/>
    </style:style>
    <style:style style:name="P8" style:family="paragraph" style:parent-style-name="Text_20_body">
      <style:paragraph-properties fo:text-align="start" style:justify-single-word="false"/>
      <style:text-properties style:font-name="Open Sans1" fo:font-style="normal" fo:font-weight="normal" officeooo:rsid="003bf97f" officeooo:paragraph-rsid="003ddaba"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style:font-name="Open Sans1" fo:font-style="normal" fo:font-weight="normal" officeooo:rsid="003ddaba" officeooo:paragraph-rsid="003ddaba" style:font-style-asian="normal" style:font-weight-asian="normal" style:font-style-complex="normal" style:font-weight-complex="normal"/>
    </style:style>
    <style:style style:name="P10" style:family="paragraph" style:parent-style-name="Text_20_body" style:list-style-name="L1">
      <style:paragraph-properties fo:text-align="start" style:justify-single-word="false"/>
      <style:text-properties officeooo:rsid="00358a91" officeooo:paragraph-rsid="003bf97f"/>
    </style:style>
    <style:style style:name="P11" style:family="paragraph" style:parent-style-name="Text_20_body" style:list-style-name="L1">
      <style:paragraph-properties fo:text-align="start" style:justify-single-word="false"/>
      <style:text-properties officeooo:rsid="003bf97f" officeooo:paragraph-rsid="003bf97f"/>
    </style:style>
    <style:style style:name="P12" style:family="paragraph" style:parent-style-name="Title" style:master-page-name="Standard">
      <style:paragraph-properties fo:text-align="start" style:justify-single-word="false" style:page-number="auto"/>
      <style:text-properties style:font-name="Open Sans1" fo:font-weight="bold" officeooo:rsid="003ddaba" officeooo:paragraph-rsid="003ddaba" style:font-weight-asian="bold" style:font-weight-complex="bold"/>
    </style:style>
    <style:style style:name="P13" style:family="paragraph" style:parent-style-name="Heading_20_1">
      <style:paragraph-properties fo:text-align="start" style:justify-single-word="false"/>
      <style:text-properties style:font-name="Open Sans1" officeooo:paragraph-rsid="0019cd0a"/>
    </style:style>
    <style:style style:name="P14" style:family="paragraph" style:parent-style-name="Heading_20_1" style:list-style-name="">
      <style:paragraph-properties fo:text-align="start" style:justify-single-word="false"/>
      <style:text-properties style:font-name="Open Sans1" officeooo:paragraph-rsid="0019cd0a"/>
    </style:style>
    <style:style style:name="P15" style:family="paragraph" style:parent-style-name="Heading_20_1" style:master-page-name="">
      <style:paragraph-properties fo:text-align="start" style:justify-single-word="false" style:page-number="auto"/>
      <style:text-properties style:font-name="Open Sans1" officeooo:paragraph-rsid="0019cd0a"/>
    </style:style>
    <style:style style:name="P16" style:family="paragraph" style:parent-style-name="Heading_20_1">
      <style:paragraph-properties fo:text-align="start" style:justify-single-word="false" fo:break-before="page"/>
      <style:text-properties style:font-name="Open Sans1" officeooo:paragraph-rsid="0019cd0a"/>
    </style:style>
    <style:style style:name="P17" style:family="paragraph" style:parent-style-name="Heading_20_2">
      <style:paragraph-properties fo:text-align="start" style:justify-single-word="false"/>
      <style:text-properties style:font-name="Open Sans1" officeooo:paragraph-rsid="0019cd0a"/>
    </style:style>
    <style:style style:name="T1" style:family="text">
      <style:text-properties style:font-name="Open Sans1"/>
    </style:style>
    <style:style style:name="T2" style:family="text">
      <style:text-properties style:font-name="Open Sans1" fo:font-weight="bold" officeooo:rsid="003bf97f" style:font-weight-asian="bold" style:font-weight-complex="bold"/>
    </style:style>
    <style:style style:name="T3" style:family="text">
      <style:text-properties style:font-name="Open Sans1" officeooo:rsid="003856a5"/>
    </style:style>
    <style:style style:name="T4" style:family="text">
      <style:text-properties style:font-name="Open Sans1" officeooo:rsid="003bf97f"/>
    </style:style>
    <style:style style:name="T5" style:family="text">
      <style:text-properties officeooo:rsid="002a8d2f"/>
    </style:style>
    <style:style style:name="T6" style:family="text">
      <style:text-properties style:font-name="Open Sans" officeooo:rsid="003bf97f" style:font-name-asian="Open Sans" style:font-name-complex="Open Sans"/>
    </style:style>
    <style:style style:name="T7" style:family="text">
      <style:text-properties style:font-name="Open Sans" fo:font-weight="bold" style:font-name-asian="Open Sans" style:font-weight-asian="bold" style:font-name-complex="Open Sans" style:font-weight-complex="bold"/>
    </style:style>
    <style:style style:name="T8" style:family="text">
      <style:text-properties style:font-name="Open Sans" fo:font-weight="normal" style:font-name-asian="Open Sans" style:font-weight-asian="normal" style:font-name-complex="Open Sans" style:font-weight-complex="normal"/>
    </style:style>
    <style:style style:name="T9" style:family="text">
      <style:text-properties style:font-name="Open Sans" fo:font-weight="normal" officeooo:rsid="003ddaba" style:font-name-asian="Open Sans" style:font-weight-asian="normal" style:font-name-complex="Open Sans" style:font-weight-complex="normal"/>
    </style:style>
    <style:style style:name="T10" style:family="text">
      <style:text-properties officeooo:rsid="003ddaba"/>
    </style:style>
    <style:style style:name="T11" style:family="text">
      <style:text-properties fo:font-weight="bold" officeooo:rsid="003ddab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atapult</text:p>
      <text:p text:style-name="P6">Time limit: 1 sec</text:p>
      <text:p text:style-name="P8"><text:tab/><text:span text:style-name="T10">In one particular village of the people of Milagre, people do love their neighbor. There are </text:span><text:span text:style-name="T11">N</text:span><text:span text:style-name="T10"> house in this village (numbered 0 to </text:span><text:span text:style-name="T11">N</text:span><text:span text:style-name="T10">-1). They love to send gift to each other very much. However, this village is out of town such that every house is very far from each other and walking to other house to deliver a gift is tiresome. So, each owner of the house sets up a catapult in the backyard and use it to fly a gift to neighbors. Catapult is very hard to adjust. When set up by a catapult specialist, each catapult can be used to send gifts to only one particular house only.</text:span></text:p>
      <text:p text:style-name="P9"><text:tab/>Even though they do love their neighbor, they think that it is economically unsustainable if they send gift to neighbors who won't be able to send a gift back in return. Also, it is too costly to set up additional catapult to return a gift. They would ask their neighbor to keep forwarding the gift until it reach the one they intend to send to. This is where you should help them. They want to know if they can form a group of house such that it is possible for every house in the group to send a gift, either directly or by forwarding method to other houses in the group. </text:p>
      <text:p text:style-name="P8"><text:tab/><text:span text:style-name="T10">Your task is to identify a largest group that each house can be in and report the number of house in each group. Note that if a house cannot send a returning gift at all, we say that this house is in a group of only one house (itself.)</text:span></text:p>
      <text:h text:style-name="P13" text:outline-level="1">Input</text:h>
      <text:list xml:id="list2050357452802785305" text:style-name="L1">
        <text:list-item>
          <text:p text:style-name="P10"><text:span text:style-name="T1">The first line of input </text:span><text:span text:style-name="T3">contains </text:span><text:span text:style-name="T4">one integer </text:span><text:span text:style-name="T2">N</text:span><text:span text:style-name="T4"> (1 </text:span><text:span text:style-name="T6">≤</text:span><text:span text:style-name="T4"> </text:span><text:span text:style-name="T2">N</text:span><text:span text:style-name="T4"> </text:span><text:span text:style-name="T6">≤</text:span><text:span text:style-name="T4"> 1,000)</text:span></text:p>
        </text:list-item>
        <text:list-item>
          <text:p text:style-name="P11"><text:span text:style-name="T1">The next </text:span><text:span text:style-name="T7">N</text:span><text:span text:style-name="T8"> lines describe </text:span><text:span text:style-name="T9">the catapult set up; one line per one house, starting from house 0 to house N-1 using the following format.</text:span></text:p>
          <text:list>
            <text:list-item>
              <text:p text:style-name="P11"><text:span text:style-name="T8">There are </text:span><text:span text:style-name="T7">M</text:span><text:span text:style-name="T8">+1 integers in each line. The first integer is </text:span><text:span text:style-name="T7">M</text:span><text:span text:style-name="T8"> itself </text:span><text:span text:style-name="T9">indicating the number of catapult in this house</text:span><text:span text:style-name="T8">. The </text:span><text:span text:style-name="T7">M</text:span><text:span text:style-name="T8"> following integers describe the </text:span><text:span text:style-name="T9">number of house that a catapult can send a gift to.</text:span></text:p>
            </text:list-item>
          </text:list>
        </text:list-item>
      </text:list>
      <text:h text:style-name="P15" text:outline-level="1">Output</text:h>
      <text:p text:style-name="P7"><text:tab/><text:span text:style-name="T5">The output must be a list of number of houses in each group. The list should be sorted ascending.</text:span></text:p>
      <text:h text:style-name="P14" text:outline-level="1"/>
      <text:h text:style-name="P16"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2">3</text:p>
            <text:p text:style-name="P2">1 1</text:p>
            <text:p text:style-name="P2">1 2</text:p>
            <text:p text:style-name="P2">1 0</text:p>
          </table:table-cell>
          <table:table-cell table:style-name="Table1.A1" office:value-type="string">
            <text:p text:style-name="P3">3</text:p>
          </table:table-cell>
        </table:table-row>
        <table:table-row table:style-name="Table1.1">
          <table:table-cell table:style-name="Table1.A3" office:value-type="string">
            <text:p text:style-name="P2">3</text:p>
            <text:p text:style-name="P2">1 1</text:p>
            <text:p text:style-name="P2">1 0</text:p>
            <text:p text:style-name="P2">0</text:p>
          </table:table-cell>
          <table:table-cell table:style-name="Table1.A3" office:value-type="string">
            <text:p text:style-name="P3">1 2</text:p>
          </table:table-cell>
        </table:table-row>
        <table:table-row table:style-name="Table1.1">
          <table:table-cell table:style-name="Table1.A3" office:value-type="string">
            <text:p text:style-name="P4">5</text:p>
            <text:p text:style-name="P4">2 1 2</text:p>
            <text:p text:style-name="P4">2 0 3</text:p>
            <text:p text:style-name="P4">1 3</text:p>
            <text:p text:style-name="P4">1 2</text:p>
            <text:p text:style-name="P4">0</text:p>
          </table:table-cell>
          <table:table-cell table:style-name="Table1.A3" office:value-type="string">
            <text:p text:style-name="P5">1 2 2</text:p>
          </table:table-cell>
        </table:table-row>
      </table:table>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dc:date>2014-11-28T23:08:25.052672177</dc:date>
    <meta:editing-duration>PT13H37M15S</meta:editing-duration>
    <meta:editing-cycles>36</meta:editing-cycles>
    <meta:print-date>2014-09-09T23:50:22.741847462</meta:print-date>
    <meta:document-statistic meta:table-count="1" meta:image-count="0" meta:object-count="0" meta:page-count="2" meta:paragraph-count="31" meta:word-count="412" meta:character-count="1991" meta:non-whitespace-character-count="1607"/>
  </office:meta>
</office:document-meta>
</file>